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36a4"/>
    </style:style>
    <style:style style:name="P2" style:family="paragraph" style:parent-style-name="Standard">
      <style:text-properties officeooo:rsid="001636a4" officeooo:paragraph-rsid="001636a4"/>
    </style:style>
    <style:style style:name="P3" style:family="paragraph" style:parent-style-name="Standard">
      <style:text-properties officeooo:rsid="00172a34" officeooo:paragraph-rsid="00172a34"/>
    </style:style>
    <style:style style:name="P4" style:family="paragraph" style:parent-style-name="Standard">
      <style:text-properties officeooo:paragraph-rsid="0020d072"/>
    </style:style>
    <style:style style:name="P5" style:family="paragraph" style:parent-style-name="Standard">
      <style:text-properties officeooo:rsid="0020d072" officeooo:paragraph-rsid="001636a4"/>
    </style:style>
    <style:style style:name="P6" style:family="paragraph" style:parent-style-name="Standard">
      <style:text-properties fo:font-style="normal" officeooo:rsid="00232d1b" officeooo:paragraph-rsid="00232d1b" style:font-style-asian="normal" style:font-style-complex="normal"/>
    </style:style>
    <style:style style:name="P7" style:family="paragraph" style:parent-style-name="Subtitle">
      <style:text-properties officeooo:rsid="001636a4" officeooo:paragraph-rsid="001636a4"/>
    </style:style>
    <style:style style:name="P8" style:family="paragraph" style:parent-style-name="Standard" style:list-style-name="L3">
      <style:text-properties officeooo:rsid="00172a34" officeooo:paragraph-rsid="00172a34"/>
    </style:style>
    <style:style style:name="P9" style:family="paragraph" style:parent-style-name="Standard" style:list-style-name="L3">
      <style:text-properties fo:font-style="normal" officeooo:rsid="0022f136" officeooo:paragraph-rsid="0022f136" style:font-style-asian="normal" style:font-style-complex="normal"/>
    </style:style>
    <style:style style:name="P10" style:family="paragraph" style:parent-style-name="Standard" style:list-style-name="L3">
      <style:text-properties fo:font-style="normal" officeooo:rsid="00232d1b" officeooo:paragraph-rsid="00232d1b" style:font-style-asian="normal" style:font-style-complex="normal"/>
    </style:style>
    <style:style style:name="P11" style:family="paragraph" style:parent-style-name="Standard" style:list-style-name="L4">
      <style:text-properties fo:font-style="normal" officeooo:rsid="00232d1b" officeooo:paragraph-rsid="00232d1b" style:font-style-asian="normal" style:font-style-complex="normal"/>
    </style:style>
    <style:style style:name="P12" style:family="paragraph" style:parent-style-name="Standard" style:list-style-name="L3">
      <style:text-properties fo:font-style="normal" officeooo:rsid="0024e164" officeooo:paragraph-rsid="0024e164" style:font-style-asian="normal" style:font-style-complex="normal"/>
    </style:style>
    <style:style style:name="P13" style:family="paragraph" style:parent-style-name="Standard" style:list-style-name="L3">
      <style:text-properties fo:font-style="normal" officeooo:rsid="0025cf57" officeooo:paragraph-rsid="0025cf57" style:font-style-asian="normal" style:font-style-complex="normal"/>
    </style:style>
    <style:style style:name="P14" style:family="paragraph" style:parent-style-name="Standard" style:list-style-name="L2">
      <style:text-properties officeooo:rsid="00234d4c" officeooo:paragraph-rsid="00234d4c"/>
    </style:style>
    <style:style style:name="P15" style:family="paragraph" style:parent-style-name="Standard" style:list-style-name="L2">
      <style:text-properties officeooo:rsid="00234d4c" officeooo:paragraph-rsid="00253118"/>
    </style:style>
    <style:style style:name="P16" style:family="paragraph" style:parent-style-name="Text_20_body" style:list-style-name="L1">
      <style:text-properties officeooo:paragraph-rsid="0022cb8d"/>
    </style:style>
    <style:style style:name="T1" style:family="text">
      <style:text-properties officeooo:rsid="001636a4"/>
    </style:style>
    <style:style style:name="T2" style:family="text">
      <style:text-properties officeooo:rsid="0018bb2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8bb22" style:font-style-asian="italic" style:font-style-complex="italic"/>
    </style:style>
    <style:style style:name="T5" style:family="text">
      <style:text-properties fo:font-style="italic" officeooo:rsid="00232d1b" style:font-style-asian="italic" style:font-style-complex="italic"/>
    </style:style>
    <style:style style:name="T6" style:family="text">
      <style:text-properties officeooo:rsid="001c19bc"/>
    </style:style>
    <style:style style:name="T7" style:family="text">
      <style:text-properties officeooo:rsid="0022f136"/>
    </style:style>
    <style:style style:name="T8" style:family="text">
      <style:text-properties officeooo:rsid="00232d1b"/>
    </style:style>
    <style:style style:name="T9" style:family="text">
      <style:text-properties officeooo:rsid="00234d4c"/>
    </style:style>
    <style:style style:name="T10" style:family="text">
      <style:text-properties officeooo:rsid="0024e164"/>
    </style:style>
    <style:style style:name="T11" style:family="text">
      <style:text-properties officeooo:rsid="002531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Konspekt lekcji informatyki</text:p>
      <text:p text:style-name="P7">opracował: Szymon Sobiepanek</text:p>
      <text:p text:style-name="P4"><text:span text:style-name="T1">T</text:span>EMAT: <text:s/><text:span text:style-name="T9">Zaawansowane wyszukiwanie w Google</text:span></text:p>
      <text:p text:style-name="P1">KLASA: V<text:span text:style-name="T1">II</text:span> </text:p>
      <text:p text:style-name="P1">CZAS: <text:span text:style-name="T10">45 minut</text:span> </text:p>
      <text:p text:style-name="P1">TREŚCI PROGRAMOWE: </text:p>
      <text:list xml:id="list3354377069" text:style-name="L1">
        <text:list-item>
          <text:p text:style-name="P16">wyszukuje w sieci informacje potrzebne do realizacji wykonywanego zadania, stosując złożone postaci zapytań i korzysta z zaawansowanych możliwości wyszukiwarek.;</text:p>
        </text:list-item>
      </text:list>
      <text:p text:style-name="P5">CEL: <text:span text:style-name="T9">Poznanie zaawansowanych możliwości wyszukiwarki Google</text:span></text:p>
      <text:p text:style-name="P1">CELE OPERACYJNE LEKCJI:</text:p>
      <text:p text:style-name="P2">Uczeń</text:p>
      <text:list xml:id="list3977790491" text:style-name="L2">
        <text:list-item>
          <text:p text:style-name="P14">umie wyszukać strony w wybranym języku</text:p>
        </text:list-item>
        <text:list-item>
          <text:p text:style-name="P14">umie wyszukać informację z danego okresu</text:p>
        </text:list-item>
        <text:list-item>
          <text:p text:style-name="P14">umie wyszukać informację na podanej stronie</text:p>
        </text:list-item>
        <text:list-item>
          <text:p text:style-name="P14">umie wyszukać strony nie zawierające danego słowa</text:p>
        </text:list-item>
        <text:list-item>
          <text:p text:style-name="P15">umie wyszukać <text:span text:style-name="T11">obrazki z licencja do ponowniej modyfikacji</text:span></text:p>
        </text:list-item>
      </text:list>
      <text:p text:style-name="P1">METODY PRACY: wykład połączony z pokazem, <text:span text:style-name="T1">indywidualna, </text:span>praca z komputerem. </text:p>
      <text:p text:style-name="P1"><text:span text:style-name="T1">POMOCE DYDAKTYCZNE:</text:span> <text:s/>komputer<text:span text:style-name="T1">y, rzutnik multimedialny do przeprowadzenia pokazu</text:span></text:p>
      <text:p text:style-name="P1">PLAN <text:span text:style-name="T7">PIERWSZEJ </text:span>LEKCJI:</text:p>
      <text:list xml:id="list4276880844" text:style-name="L3">
        <text:list-item>
          <text:p text:style-name="P8">Przedstawienie cel<text:span text:style-name="T11">ów (NaCoBeZu)</text:span> lekcji, <text:span text:style-name="T2">czynności organizacyjne </text:span><text:span text:style-name="T4">(5 minut)</text:span></text:p>
        </text:list-item>
        <text:list-item>
          <text:p text:style-name="P9">Przypominienie <text:span text:style-name="T10">tematu</text:span> poprzedniej lekcji</text:p>
          <text:p text:style-name="P12">Mimo, że nowy temat nie ma bezpośredniego związku z bierzącym, warto przypomnieć poprzednie zajęcia w celu utrwalenia wiedzy. <text:span text:style-name="T3">(5 minut)</text:span></text:p>
        </text:list-item>
        <text:list-item>
          <text:p text:style-name="P12">Pokaz <text:span text:style-name="T11">zastosowań wyszukiwarki</text:span></text:p>
          <text:p text:style-name="P13">Wyświatlając ekran na rzutniku nauczyciel wybiera kolejnych uczniów i instruuje jak kożystać z kolejnych </text:p>
        </text:list-item>
        <text:list-item>
          <text:p text:style-name="P10">Przedstawienie zadania i rozpoczęcie pracy</text:p>
          <text:p text:style-name="P10">Nauczyciel przedstawia wymagania odnośnie zadania oraz prezentuje 3 możliwe do niego podejści: stworzenie stronny od nowa, modyfikacja zrobionej dotychczas strony lub modyfikacja przykładu stronny zaprezenowanej przez nauczyciela. Uczniowie rozpoczynają pracę. <text:span text:style-name="T3">(10 minut)</text:span></text:p>
        </text:list-item>
      </text:list>
      <text:p text:style-name="P6">PLAN DRUGIEJ LEKCJI</text:p>
      <text:list xml:id="list397674990" text:style-name="L4">
        <text:list-item>
          <text:p text:style-name="P11">Czynności organizacyjne. <text:span text:style-name="T3">(5 minut)</text:span></text:p>
        </text:list-item>
        <text:list-item>
          <text:p text:style-name="P11">Nauczyciel przypomina poznane dotychczas znaczniki, atrybuty oraz metody. <text:span text:style-name="T3">(10 minut)</text:span></text:p>
        </text:list-item>
        <text:list-item>
          <text:p text:style-name="P11">Uczniowie kończą rozpoczętą wcześniej pracę, z pomocą nauczyciela <text:span text:style-name="T3">(25 minut)</text:span></text:p>
        </text:list-item>
        <text:list-item>
          <text:p text:style-name="P11">Ocena <text:s/>pracy <text:span text:style-name="T3">(5 minut)</text:span></text:p>
        </text:list-item>
      </text:list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1:24:08.277346455</meta:creation-date>
    <meta:editing-duration>PT14H49M58S</meta:editing-duration>
    <meta:editing-cycles>7</meta:editing-cycles>
    <meta:generator>LibreOffice/6.0.7.3$Linux_X86_64 LibreOffice_project/00m0$Build-3</meta:generator>
    <dc:date>2019-10-21T14:21:13.124758142</dc:date>
    <meta:document-statistic meta:table-count="0" meta:image-count="0" meta:object-count="0" meta:page-count="1" meta:paragraph-count="30" meta:word-count="232" meta:character-count="1746" meta:non-whitespace-character-count="1550"/>
  </office:meta>
</office:document-meta>
</file>